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125.8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16.74mm" fo:break-before="auto" style:use-optimal-row-height="true"/>
    </style:style>
    <style:style style:name="ro4" style:family="table-row">
      <style:table-row-properties style:row-height="73.9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history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tenu</text:p>
          </table:table-cell>
          <table:table-cell table:style-name="ce1" table:number-columns-repeated="1022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Un projet prend forme – Enfant naturel du mouvement surréaliste.  </text:p>
            <text:p>Son nom : Art en Marge</text:p>
          </table:table-cell>
          <table:table-cell table:number-columns-repeated="1022"/>
        </table:table-row>
        <table:table-row table:style-name="ro3">
          <table:table-cell office:value-type="float" office:value="1984" calcext:value-type="float">
            <text:p>1984</text:p>
          </table:table-cell>
          <table:table-cell office:value-type="string" calcext:value-type="string">
            <text:p>Du projet à sa réalisation – Art en Marge – Centre de Recherche et de Diffusion s’organise en Association Sans But Lucratif, sous la direction artistique de Françoise Henrion.</text:p>
          </table:table-cell>
          <table:table-cell table:number-columns-repeated="1022"/>
        </table:table-row>
        <table:table-row table:style-name="ro4">
          <table:table-cell office:value-type="float" office:value="1986" calcext:value-type="float">
            <text:p>1986</text:p>
          </table:table-cell>
          <table:table-cell office:value-type="string" calcext:value-type="string">
            <text:p>Notre premier lieu ouvert au public – 7, rue des Vierges à 1000 Bruxelles, les expositions s’y succèdent au rythme de plus de cinq par an.  A l’occasion de chaque exposition un bulletin est rédigé, contenant des textes, interviews, portraits d’artistes et reproductions d’œuvres.</text:p>
            <text:p>Les objets exposés ont pour auteurs : des autodidactes.  Certains sont pensionnaires de homes pour handicapés mentaux, d’hôpitaux psychiatriques, d’autres exercent ou ont exercé des métiers très variés : photographe, brocanteur, voyageur de commerce, musicien, couturier, légionnaire, juge, maçon, bonne à tout faire dans une ferme, architecte, cuisinier, bûcheron, fonctionnaire, conteur, détenu,…  Ils sont belges, Hollandais, Allemands, Bulgares, Anglais, Français, Italiens, Espagnols, Portugais, Marocains, Koweïtiens, Congolais, Angolais, Australiens, Américains.</text:p>
            <text:p>Afin de réfléchir sur nos recherches Gérard Prescow a proposé la revue « Passages » le premier numéro de la série intitulé « Art en Marge An 1 » est rédigé en connivence avec Françoise Henrion, Chris Delville et Anne Vanderlinden.</text:p>
          </table:table-cell>
          <table:table-cell table:number-columns-repeated="1022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14:46:52.741431000</dc:date>
    <meta:editing-duration>PT2M29S</meta:editing-duration>
    <meta:editing-cycles>1</meta:editing-cycles>
    <meta:document-statistic meta:table-count="1" meta:cell-count="8" meta:object-count="0"/>
    <meta:generator>LibreOffice/5.0.3.2$MacOSX_X86_64 LibreOffice_project/e5f16313668ac592c1bfb310f4390624e3dbfb75</meta:generator>
  </office:meta>
</office:document-meta>
</file>